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ca2" officeooo:paragraph-rsid="0011cca2"/>
    </style:style>
    <style:style style:name="P2" style:family="paragraph" style:parent-style-name="Standard">
      <style:paragraph-properties fo:text-align="start" style:justify-single-word="false"/>
      <style:text-properties officeooo:rsid="0011cca2" officeooo:paragraph-rsid="0011cca2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cca2" officeooo:paragraph-rsid="0011cca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a00f" officeooo:paragraph-rsid="001ba00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cca2" officeooo:paragraph-rsid="0011cca2" fo:background-color="#81d41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51d6" officeooo:paragraph-rsid="001fe960" fo:background-color="#ff800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51d6" officeooo:paragraph-rsid="00203857" fo:background-color="#ff800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51d6" officeooo:paragraph-rsid="001951d6" fo:background-color="#ff800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3857" officeooo:paragraph-rsid="00203857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ab7c" officeooo:paragraph-rsid="0022ab7c" fo:background-color="#729fc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7f6d5" officeooo:paragraph-rsid="0027f6d5" fo:background-color="#729fc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7f6d5" officeooo:paragraph-rsid="0029cdf8" fo:background-color="#729fc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bc69" officeooo:paragraph-rsid="001424c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247cff" officeooo:paragraph-rsid="00247cf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b9112" officeooo:paragraph-rsid="002b911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47cff" officeooo:paragraph-rsid="00247cff" fo:background-color="#ff800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afa8c" officeooo:paragraph-rsid="001afa8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6445d" officeooo:paragraph-rsid="0026445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7f6d5" officeooo:paragraph-rsid="002b9112" fo:background-color="#729fc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officeooo:rsid="0011cca2" officeooo:paragraph-rsid="0011cca2" fo:background-color="#ffff00"/>
    </style:style>
    <style:style style:name="P2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dae9d" officeooo:paragraph-rsid="002dae9d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fb2c9" officeooo:paragraph-rsid="002fb2c9" fo:background-color="#ff6de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2c2b69" officeooo:paragraph-rsid="002c2b69"/>
    </style:style>
    <style:style style:name="P24" style:family="paragraph" style:parent-style-name="Standard" style:list-style-name="L1">
      <style:text-properties officeooo:rsid="0011cca2" officeooo:paragraph-rsid="0011cca2"/>
    </style:style>
    <style:style style:name="P25" style:family="paragraph" style:parent-style-name="Standard" style:list-style-name="L1">
      <style:text-properties officeooo:rsid="0011cca2" officeooo:paragraph-rsid="0013442b"/>
    </style:style>
    <style:style style:name="P26" style:family="paragraph" style:parent-style-name="Standard" style:list-style-name="L2">
      <style:paragraph-properties fo:text-align="start" style:justify-single-word="false"/>
      <style:text-properties fo:font-weight="normal" officeooo:rsid="00203857" officeooo:paragraph-rsid="00203857" fo:background-color="transparent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weight="normal" officeooo:rsid="00203857" officeooo:paragraph-rsid="00203857" fo:background-color="transparent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weight="normal" officeooo:rsid="0027f6d5" officeooo:paragraph-rsid="0029cdf8" fo:background-color="transparent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weight="normal" officeooo:rsid="0027f6d5" officeooo:paragraph-rsid="0027f6d5" fo:background-color="transparent" style:font-weight-asian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weight="normal" officeooo:rsid="0029cdf8" officeooo:paragraph-rsid="0029cdf8" fo:background-color="transparent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weight="normal" officeooo:rsid="0011cca2" officeooo:paragraph-rsid="0011cca2" style:font-weight-asian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weight="normal" officeooo:rsid="0012036b" officeooo:paragraph-rsid="0012036b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weight="normal" officeooo:rsid="0013442b" officeooo:paragraph-rsid="0013442b" style:font-weight-asian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weight="normal" officeooo:rsid="001347d9" officeooo:paragraph-rsid="001347d9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weight="normal" officeooo:rsid="001424c2" officeooo:paragraph-rsid="001424c2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weight="normal" officeooo:rsid="001fe960" officeooo:paragraph-rsid="001fe960" style:font-weight-asian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weight="normal" officeooo:rsid="0022ab7c" officeooo:paragraph-rsid="0022ab7c" style:font-weight-asian="normal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fo:font-weight="normal" officeooo:rsid="001951d6" officeooo:paragraph-rsid="001951d6" style:font-weight-asian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afa8c" officeooo:paragraph-rsid="001afa8c" style:font-weight-asian="normal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247cff" officeooo:paragraph-rsid="00247cff" style:font-weight-asian="normal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256352" officeooo:paragraph-rsid="00256352" style:font-weight-asian="normal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26445d" officeooo:paragraph-rsid="0026445d" style:font-weight-asian="normal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color="#c9211e" style:text-underline-style="none" fo:font-weight="normal" officeooo:rsid="002cfd5e" officeooo:paragraph-rsid="002cfd5e" fo:background-color="transparent" style:font-weight-asian="normal" style:font-weight-complex="normal"/>
    </style:style>
    <style:style style:name="P44" style:family="paragraph" style:parent-style-name="Standard" style:list-style-name="L10">
      <style:paragraph-properties fo:text-align="start" style:justify-single-word="false"/>
      <style:text-properties fo:color="#c9211e" style:text-underline-style="none" fo:font-weight="normal" officeooo:rsid="002cfd5e" officeooo:paragraph-rsid="003c5b70" fo:background-color="transparent" style:font-weight-asian="normal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color="#000000" style:text-underline-style="none" fo:font-weight="normal" officeooo:rsid="002d4706" officeooo:paragraph-rsid="002d4706" fo:background-color="transparent" style:font-weight-asian="normal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color="#000000" style:text-underline-style="none" fo:font-weight="normal" officeooo:rsid="002d708c" officeooo:paragraph-rsid="002d708c" fo:background-color="transparent" style:font-weight-asian="normal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fo:color="#000000" style:text-underline-style="none" fo:font-weight="normal" officeooo:rsid="002dae9d" officeooo:paragraph-rsid="002dae9d" fo:background-color="transparent" style:font-weight-asian="normal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fo:color="#000000" style:text-underline-style="none" fo:font-weight="normal" officeooo:rsid="002fb2c9" officeooo:paragraph-rsid="002fb2c9" fo:background-color="transparent" style:font-weight-asian="normal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fo:color="#000000" style:text-underline-style="none" fo:font-weight="normal" officeooo:rsid="003053f9" officeooo:paragraph-rsid="003053f9" fo:background-color="transparent" style:font-weight-asian="normal" style:font-weight-complex="normal"/>
    </style:style>
    <style:style style:name="P50" style:family="paragraph" style:parent-style-name="Standard" style:list-style-name="L9">
      <style:paragraph-properties fo:text-align="start" style:justify-single-word="false"/>
      <style:text-properties fo:color="#000000" style:text-underline-style="none" fo:font-weight="normal" officeooo:rsid="00324868" officeooo:paragraph-rsid="00324868" fo:background-color="transparent" style:font-weight-asian="normal" style:font-weight-complex="normal"/>
    </style:style>
    <style:style style:name="P51" style:family="paragraph" style:parent-style-name="Standard" style:list-style-name="L9">
      <style:paragraph-properties fo:text-align="start" style:justify-single-word="false"/>
      <style:text-properties fo:color="#000000" style:text-underline-style="none" fo:font-weight="normal" officeooo:rsid="00330762" officeooo:paragraph-rsid="00330762" fo:background-color="transparent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30762" officeooo:paragraph-rsid="00330762" fo:background-color="transparent" style:font-weight-asian="normal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fo:color="#000000" style:text-underline-style="none" fo:font-weight="normal" officeooo:rsid="00378b8b" officeooo:paragraph-rsid="00378b8b" fo:background-color="transparent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8b8b" officeooo:paragraph-rsid="00378b8b" fo:background-color="transparent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93963" officeooo:paragraph-rsid="00393963" fo:background-color="transparent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b6e8a" officeooo:paragraph-rsid="003b6e8a" fo:background-color="transparent" style:font-weight-asian="normal" style:font-weight-complex="normal"/>
    </style:style>
    <style:style style:name="P57" style:family="paragraph" style:parent-style-name="Standard" style:list-style-name="L10">
      <style:paragraph-properties fo:text-align="start" style:justify-single-word="false"/>
      <style:text-properties fo:color="#000000" style:text-underline-style="none" fo:font-weight="normal" officeooo:rsid="003c5b70" officeooo:paragraph-rsid="003c5b70" fo:background-color="transparent" style:font-weight-asian="normal" style:font-weight-complex="normal"/>
    </style:style>
    <style:style style:name="P58" style:family="paragraph" style:parent-style-name="Standard" style:list-style-name="L10">
      <style:paragraph-properties fo:text-align="start" style:justify-single-word="false"/>
      <style:text-properties fo:color="#000000" style:text-underline-style="none" fo:font-weight="normal" officeooo:rsid="003d4016" officeooo:paragraph-rsid="003d4016" fo:background-color="transparent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e11d2" officeooo:paragraph-rsid="003e11d2" fo:background-color="transparent" style:font-weight-asian="normal" style:font-weight-complex="normal"/>
    </style:style>
    <style:style style:name="P60" style:family="paragraph" style:parent-style-name="Standard" style:list-style-name="L11">
      <style:paragraph-properties fo:text-align="start" style:justify-single-word="false"/>
      <style:text-properties fo:color="#000000" style:text-underline-style="none" fo:font-weight="normal" officeooo:rsid="003ff078" officeooo:paragraph-rsid="003ff078" fo:background-color="transparent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8b8b" officeooo:paragraph-rsid="00378b8b" fo:background-color="#d86d68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8b8b" officeooo:paragraph-rsid="003b6e8a" fo:background-color="#d86d68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none" fo:font-weight="bold" officeooo:rsid="00393963" officeooo:paragraph-rsid="00393963" fo:background-color="transparent" style:font-weight-asian="bold" style:font-weight-complex="bold"/>
    </style:style>
    <style:style style:name="T1" style:family="text">
      <style:text-properties officeooo:rsid="001344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bc69" style:font-weight-asian="normal" style:font-weight-complex="normal"/>
    </style:style>
    <style:style style:name="T4" style:family="text">
      <style:text-properties officeooo:rsid="002fb2c9"/>
    </style:style>
    <style:style style:name="T5" style:family="text">
      <style:text-properties officeooo:rsid="00324868"/>
    </style:style>
    <style:style style:name="T6" style:family="text">
      <style:text-properties officeooo:rsid="003497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SCOTAS</text:p>
      <text:p text:style-name="P2"/>
      <text:p text:style-name="P20">04/05/2021</text:p>
      <text:list xml:id="list3912088022" text:style-name="L1">
        <text:list-item>
          <text:p text:style-name="P24">Creamos el controlador de mascotas de tipo resource</text:p>
        </text:list-item>
        <text:list-item>
          <text:p text:style-name="P24">Gestionamos las rutas</text:p>
        </text:list-item>
        <text:list-item>
          <text:p text:style-name="P24">Creamos las vistas de mascotas (index, edit, create, _form, show)</text:p>
        </text:list-item>
        <text:list-item>
          <text:p text:style-name="P25">Creamos un seeder con las categorías de las mascotas</text:p>
        </text:list-item>
        <text:list-item>
          <text:p text:style-name="P25">Creamos un modelo <text:span text:style-name="T1">de mascotas</text:span></text:p>
        </text:list-item>
        <text:list-item>
          <text:p text:style-name="P24">Codificamos el controller</text:p>
        </text:list-item>
        <text:list-item>
          <text:p text:style-name="P24">Hacemos un request para validar los datos</text:p>
          <text:p text:style-name="P24"/>
        </text:list-item>
      </text:list>
      <text:p text:style-name="P7">06/05/2021</text:p>
      <text:list xml:id="list29082985" text:style-name="L2">
        <text:list-item>
          <text:p text:style-name="P26">Creamos un modelos de las categorias que se van a filtrar establecemos el nombre de la tabla en el modelo</text:p>
        </text:list-item>
        <text:list-item>
          <text:p text:style-name="P26">Creamos el método filtrar</text:p>
        </text:list-item>
        <text:list-item>
          <text:p text:style-name="P26">Gestionamos la ruta correspondiente</text:p>
        </text:list-item>
      </text:list>
      <text:p text:style-name="P9"/>
      <text:p text:style-name="P12">7/05/2021</text:p>
      <text:list xml:id="list1064772824" text:style-name="L3">
        <text:list-item>
          <text:p text:style-name="P28">Creamos el método imagen en el controlador</text:p>
        </text:list-item>
        <text:list-item>
          <text:p text:style-name="P30">Creamos en la carpeta public la carpeta que va a guardar las imagenes y le damos permisos</text:p>
        </text:list-item>
        <text:list-item>
          <text:p text:style-name="P28">Editamos el método store, update y destroy</text:p>
        </text:list-item>
        <text:list-item>
          <text:p text:style-name="P28">Modificamos tambien las vistas de creat, show y el index</text:p>
        </text:list-item>
      </text:list>
      <text:p text:style-name="P1"/>
      <text:p text:style-name="P1"/>
      <text:p text:style-name="P3">ANUNCIOS</text:p>
      <text:p text:style-name="P3"/>
      <text:p text:style-name="P5">05/05/2021</text:p>
      <text:list xml:id="list4280157504" text:style-name="L4">
        <text:list-item>
          <text:p text:style-name="P31">Creamos el controlador de anuncios de tipo resource</text:p>
        </text:list-item>
        <text:list-item>
          <text:p text:style-name="P32">Gestionamos las rutas</text:p>
        </text:list-item>
        <text:list-item>
          <text:p text:style-name="P33">Creamos las vistas de anuncios (index, edit, create, _form, show)</text:p>
        </text:list-item>
        <text:list-item>
          <text:p text:style-name="P33">Creamos un seeder con las categorías de anuncios</text:p>
        </text:list-item>
        <text:list-item>
          <text:p text:style-name="P34">Creamos un modelo de mascotas</text:p>
        </text:list-item>
        <text:list-item>
          <text:p text:style-name="P35">Hacemos un request para validar los datos</text:p>
          <text:p text:style-name="P35"/>
        </text:list-item>
      </text:list>
      <text:p text:style-name="P6">06/05/2021</text:p>
      <text:list xml:id="list4238846026" text:style-name="L5">
        <text:list-item>
          <text:p text:style-name="P27">Creamos en el controlador el metodo misAnuncios</text:p>
        </text:list-item>
        <text:list-item>
          <text:p text:style-name="P27">Creamos la ruta correpondiente</text:p>
        </text:list-item>
      </text:list>
      <text:list xml:id="list213902375216019" text:continue-list="list4280157504" text:style-name="L4">
        <text:list-item>
          <text:p text:style-name="P36">Gestión de mis anuncios</text:p>
        </text:list-item>
        <text:list-item>
          <text:p text:style-name="P37">Creamos un modelo de las categorías que se van a filtrar y establecemos el nombre de la tabla en el modelo</text:p>
        </text:list-item>
        <text:list-item>
          <text:p text:style-name="P37">Creamos el método filtrar </text:p>
        </text:list-item>
        <text:list-item>
          <text:p text:style-name="P37">Gestionamos la ruta correpondiente</text:p>
        </text:list-item>
      </text:list>
      <text:p text:style-name="P10"/>
      <text:p text:style-name="P11">7/05/2021</text:p>
      <text:list xml:id="list213902062551666" text:continue-list="list1064772824" text:style-name="L3">
        <text:list-item>
          <text:p text:style-name="P29">Creamos el método imagen en el controlador</text:p>
        </text:list-item>
        <text:list-item>
          <text:p text:style-name="P30">Creamos en la carpeta public la carpeta que va a guardar las imagenes y le damos permisos</text:p>
        </text:list-item>
        <text:list-item>
          <text:p text:style-name="P29">Editamos el método store, update y destroy</text:p>
        </text:list-item>
        <text:list-item>
          <text:p text:style-name="P29">Modificamos tambien las vistas de creat, show y el index</text:p>
        </text:list-item>
      </text:list>
      <text:p text:style-name="P13"/>
      <text:p text:style-name="P23"><text:span text:style-name="T3">N</text:span><text:span text:style-name="T2">OTA: proteger ruta para poder editar y eliminar solo mis anuncios</text:span></text:p>
      <text:p text:style-name="P4"/>
      <text:p text:style-name="P4"/>
      <text:p text:style-name="P4"><text:soft-page-break/></text:p>
      <text:p text:style-name="P4">AUTENTICACIÓN</text:p>
      <text:p text:style-name="P4"/>
      <text:p text:style-name="P8">06/05/2021</text:p>
      <text:list xml:id="list609010159" text:style-name="L6">
        <text:list-item>
          <text:p text:style-name="P38">Hacemos la autenticación de usuarios</text:p>
        </text:list-item>
        <text:list-item>
          <text:p text:style-name="P39">Creamos los roles de usuario</text:p>
        </text:list-item>
      </text:list>
      <text:p text:style-name="P17"/>
      <text:p text:style-name="P14"/>
      <text:p text:style-name="P14">ENVÍO DE CORREOS</text:p>
      <text:p text:style-name="P14"/>
      <text:p text:style-name="P16">06/05/2021</text:p>
      <text:list xml:id="list3422921291" text:style-name="L7">
        <text:list-item>
          <text:p text:style-name="P40">Modificamos el archivo .env</text:p>
        </text:list-item>
        <text:list-item>
          <text:p text:style-name="P40">Creamos un mailable y lo codificamos con los parametros que vamos a recibir y que vamos a pasar a la vista</text:p>
        </text:list-item>
        <text:list-item>
          <text:p text:style-name="P41">Creamos la vista que formará el contenido del mail</text:p>
        </text:list-item>
        <text:list-item>
          <text:p text:style-name="P41">Creamos la vista del formulario</text:p>
        </text:list-item>
        <text:list-item>
          <text:p text:style-name="P41">Creamos el controller </text:p>
        </text:list-item>
        <text:list-item>
          <text:p text:style-name="P42">Gestionamos las rutas de enviar y crear</text:p>
          <text:p text:style-name="P42"/>
        </text:list-item>
      </text:list>
      <text:p text:style-name="P18"/>
      <text:p text:style-name="P15">ADOPCIONES</text:p>
      <text:p text:style-name="P15"/>
      <text:p text:style-name="P19">7/05/2021</text:p>
      <text:list xml:id="list2510359872" text:style-name="L8">
        <text:list-header>
          <text:p text:style-name="P43">Modificamos la tabla de adopciones, apadrinados y mascotas</text:p>
        </text:list-header>
        <text:list-item>
          <text:p text:style-name="P45">Creo el controlador de adopciones de tipo resource</text:p>
        </text:list-item>
        <text:list-item>
          <text:p text:style-name="P45">Gestionamos las <text:span text:style-name="T4">rutas de create y store</text:span></text:p>
        </text:list-item>
        <text:list-item>
          <text:p text:style-name="P46">Creamos las vistas (create, edit)</text:p>
        </text:list-item>
        <text:list-item>
          <text:p text:style-name="P47">Creamos el modelo de Adopcione</text:p>
        </text:list-item>
      </text:list>
      <text:p text:style-name="P21"/>
      <text:p text:style-name="P22">8/05/2021</text:p>
      <text:list xml:id="list3727973725" text:style-name="L9">
        <text:list-item>
          <text:p text:style-name="P48">Creamos un request de adopciones</text:p>
        </text:list-item>
        <text:list-item>
          <text:p text:style-name="P49">Gestiono el metodo <text:span text:style-name="T5">index</text:span></text:p>
        </text:list-item>
        <text:list-item>
          <text:p text:style-name="P50">Creamos un enlace a cada mascota</text:p>
        </text:list-item>
        <text:list-item>
          <text:p text:style-name="P51">Modificamos el request para que nos indique se una mascota ya ha sido adoptada o no, <text:span text:style-name="T6">al igual para comprobar que seamos mayor de 18 años</text:span></text:p>
        </text:list-item>
      </text:list>
      <text:p text:style-name="P52"/>
      <text:p text:style-name="P61">10/05/2021</text:p>
      <text:list xml:id="list213903788783455" text:continue-numbering="true" text:style-name="L9">
        <text:list-item>
          <text:p text:style-name="P53">Gestiono el método edit y destroy</text:p>
        </text:list-item>
      </text:list>
      <text:p text:style-name="P54"/>
      <text:p text:style-name="P56">NOTA: gestionar los adoptados</text:p>
      <text:p text:style-name="P54"/>
      <text:p text:style-name="P54"/>
      <text:p text:style-name="P63">APADRINADOS</text:p>
      <text:p text:style-name="P55"/>
      <text:p text:style-name="P62">10/05/2021</text:p>
      <text:list xml:id="list4278879051" text:style-name="L10">
        <text:list-header>
          <text:p text:style-name="P44">Modificamos la tabla de adopciones, apadrinados y mascotas</text:p>
        </text:list-header>
        <text:list-item>
          <text:p text:style-name="P57">Creo el controlador de apadrinados</text:p>
        </text:list-item>
        <text:list-item>
          <text:p text:style-name="P58">Creamos el request</text:p>
        </text:list-item>
        <text:list-item>
          <text:p text:style-name="P58">Creamos el modelo</text:p>
        </text:list-item>
        <text:list-item>
          <text:p text:style-name="P58">Gestionamos las rutas</text:p>
        </text:list-item>
        <text:list-item>
          <text:p text:style-name="P58">Creamos las vistas</text:p>
        </text:list-item>
      </text:list>
      <text:p text:style-name="P59">NOTA: validar iban</text:p>
      <text:list xml:id="list2839472351" text:style-name="L11">
        <text:list-header>
          <text:p text:style-name="P60"><text:soft-page-break/>FALTA</text:p>
        </text:list-header>
        <text:list-item>
          <text:p text:style-name="P60">Facer bot</text:p>
        </text:list-item>
        <text:list-item>
          <text:p text:style-name="P60">apadrinar si no está adoptado</text:p>
        </text:list-item>
        <text:list-item>
          <text:p text:style-name="P60">gestionar los adoptados (que hago????)</text:p>
        </text:list-item>
        <text:list-item>
          <text:p text:style-name="P60">gestionar mis apadrinados y protger ruta</text:p>
        </text:list-item>
        <text:list-item>
          <text:p text:style-name="P60">Enviar correo a los que apadrina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5T09:54:00.363000000</meta:creation-date>
    <dc:date>2021-05-10T21:39:01.568000000</dc:date>
    <meta:editing-duration>PT12H53M59S</meta:editing-duration>
    <meta:editing-cycles>16</meta:editing-cycles>
    <meta:generator>LibreOffice/6.4.7.2$Windows_X86_64 LibreOffice_project/639b8ac485750d5696d7590a72ef1b496725cfb5</meta:generator>
    <meta:document-statistic meta:table-count="0" meta:image-count="0" meta:object-count="0" meta:page-count="3" meta:paragraph-count="84" meta:word-count="530" meta:character-count="2912" meta:non-whitespace-character-count="2524"/>
  </office:meta>
</office:document-meta>
</file>